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124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10.1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table:style-name="ce1" office:value-type="string">
            <text:p>Dag 3</text:p>
          </table:table-cell>
          <table:table-cell table:style-name="ce1" office:value-type="string">
            <text:p>Total Time Worked</text:p>
          </table:table-cell>
          <table:table-cell/>
        </table:table-row>
        <table:table-row table:style-name="ro2">
          <table:table-cell office:value-type="string">
            <text:p>Skriva funktioner för att visa en specifik medlems informat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<text:span text:style-name="T1">Dag 2: </text:span><text:span text:style-name="T2">Gick snabbare än förväntat.</text:span></text:p>
          </table:table-cell>
        </table:table-row>
        <table:table-row table:style-name="ro2">
          <table:table-cell office:value-type="string">
            <text:p>Forts. User interface till applikationen och nya funktion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pan text:style-name="T1">Dag 1:</text:span><text:span text:style-name="T2"> Gjorde ett ui för val av en medlem. Borde passa resterande funktioner där man ska välja en specifik medlem att hantera.</text:span></text:p>
          </table:table-cell>
        </table:table-row>
        <table:table-row table:style-name="ro1">
          <table:table-cell office:value-type="string">
            <text:p>Skriva funktioner för att kunna ändra på en medlems förnamn, efternamn och telefonnummer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4])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6">
            <text:p>6</text:p>
          </table:table-cell>
          <table:table-cell table:style-name="ce1" table:formula="of:=SUM([.C2:.C4])" office:value-type="float" office:value="4">
            <text:p>4</text:p>
          </table:table-cell>
          <table:table-cell table:style-name="ce1" table:formula="of:=SUM([.D2:.D4])" office:value-type="float" office:value="2">
            <text:p>2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4">
            <text:p>4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>
            <draw:frame table:end-cell-address="Sheet1.C30" table:end-x="1.047cm" table:end-y="0.107cm" draw:z-index="0" draw:style-name="gr1" draw:text-style-name="P1" svg:width="15.974cm" svg:height="9.006cm" svg:x="2.398cm" svg:y="0.133cm">
              <draw:object draw:notify-on-update-of-ranges="Sheet1.A5:Sheet1.A5 Sheet1.B5:Sheet1.E5 Sheet1.A6:Sheet1.A6 Sheet1.B6:Sheet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2014-01-10</text:date>, <text:time>16:0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8:18:19.74</meta:creation-date>
    <dc:date>2014-01-10T16:07:09.95</dc:date>
    <meta:editing-duration>PT17H16M32S</meta:editing-duration>
    <meta:editing-cycles>4</meta:editing-cycles>
    <meta:generator>OpenOffice/4.0.1$Win32 OpenOffice.org_project/401m5$Build-9714</meta:generator>
    <meta:document-statistic meta:table-count="3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6.343cm" svg:y="0.316cm" chart:style-name="ch2">
          <text:p>Burndown Chart</text:p>
        </chart:title>
        <chart:subtitle svg:x="7.255cm" svg:y="1.275cm" chart:style-name="ch3">
          <text:p>Sprint 2</text:p>
        </chart:subtitle>
        <chart:legend chart:legend-position="end" svg:x="13.52cm" svg:y="3.929cm" style:legend-expansion="high" chart:style-name="ch4"/>
        <chart:plot-area chart:style-name="ch5" table:cell-range-address="Sheet1.A5:Sheet1.E6" chart:data-source-has-labels="column" svg:x="1.357cm" svg:y="2.318cm" svg:width="11.525cm" svg:height="5.501cm">
          <chartooo:coordinate-region svg:x="1.793cm" svg:y="2.53cm" svg:width="10.995cm" svg:height="4.616cm"/>
          <chart:axis chart:dimension="x" chart:name="primary-x" chart:style-name="ch6">
            <chart:title svg:x="4.905cm" svg:y="8cm" chart:style-name="ch7">
              <text:p>Dagar(2= första arbetsdagen)</text:p>
            </chart:title>
          </chart:axis>
          <chart:axis chart:dimension="y" chart:name="primary-y" chart:style-name="ch6">
            <chart:title svg:x="0.451cm" svg:y="5.694cm" chart:style-name="ch8">
              <text:p>Timmar</text:p>
            </chart:title>
            <chart:grid chart:style-name="ch9" chart:class="major"/>
          </chart:axis>
          <chart:series chart:style-name="ch10" chart:values-cell-range-address="Sheet1.B5:Sheet1.E5" chart:label-cell-address="Sheet1.A5:Sheet1.A5" chart:class="chart:line">
            <chart:data-point chart:repeated="4"/>
          </chart:series>
          <chart:series chart:style-name="ch11" chart:values-cell-range-address="Sheet1.B6:Sheet1.E6" chart:label-cell-address="Sheet1.A6:Sheet1.A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E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